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wiss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2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P2" style:family="paragraph" style:parent-style-name="Standard">
      <style:paragraph-properties fo:margin-left="0in" fo:margin-right="0in" fo:margin-top="0in" fo:margin-bottom="0in" fo:line-height="150%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P3" style:family="paragraph" style:parent-style-name="Standard">
      <style:paragraph-properties fo:margin-left="0in" fo:margin-right="0in" fo:margin-top="0in" fo:margin-bottom="0in" style:line-height-at-least="0.2453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P4" style:family="paragraph" style:parent-style-name="Standard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/>
    </style:style>
    <style:style style:name="P5" style:family="paragraph" style:parent-style-name="Standard">
      <style:paragraph-properties fo:margin-left="0in" fo:margin-right="0in" fo:margin-top="0in" fo:margin-bottom="0in" fo:line-height="150%" fo:text-indent="0in" style:auto-text-indent="false" style:text-autospace="non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/>
    </style:style>
    <style:style style:name="P6" style:family="paragraph" style:parent-style-name="Standard">
      <style:paragraph-properties fo:margin-left="0in" fo:margin-right="0in" fo:margin-top="0in" fo:margin-bottom="0in" style:line-height-at-least="0.2453in" fo:text-indent="0in" style:auto-text-indent="false" style:text-autospace="non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/>
    </style:style>
    <style:style style:name="P7" style:family="paragraph" style:parent-style-name="Standard">
      <style:paragraph-properties fo:margin-left="0in" fo:margin-right="0in" fo:margin-top="0in" fo:margin-bottom="0in" fo:line-height="150%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P8" style:family="paragraph" style:parent-style-name="Standard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Andale Sans UI" style:font-name-asian="Andale Sans UI" style:font-name-complex="Andale Sans UI"/>
    </style:style>
    <style:style style:name="T4" style:family="text">
      <style:text-properties style:font-name="Andale Sans UI1" style:font-name-asian="Andale Sans UI1" style:font-name-complex="Andale Sans U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 </text:p>
      <text:p text:style-name="P1"/>
      <text:p text:style-name="P2"><text:span text:style-name="T1">Mark lived in a village far away. One day he became very ill and everyone thought he </text:span>would <text:span text:style-name="T2"><text:s text:c="2"/>1 <text:s text:c="2"/></text:span><text:s/>soon. They sent for a doctor. Two days <text:span text:style-name="T2"><text:s text:c="3"/>2 <text:s text:c="2"/></text:span><text:s/>the doctor came and looked over the sick man. <text:span text:style-name="T2"><text:s text:c="3"/>3 <text:s text:c="2"/></text:span><text:s/>asked for a pen and some paper to write down the name of the medicine. But there was no pen <text:span text:style-name="T2"><text:s text:c="3"/>4 <text:s text:c="2"/></text:span><text:s/>paper in the village, because no one could write.</text:p>
      <text:p text:style-name="P2"><text:span text:style-name="T1">The doctor </text:span><text:span text:style-name="T2"><text:s text:c="3"/>5 <text:s text:c="2"/></text:span><text:s/>up a piece of burnt wood from the fire and wrote the name of the medicine on the <text:span text:style-name="T2"><text:s text:c="3"/>6 <text:s text:c="2"/></text:span><text:s/>of the house. “ Get this medicine for him.” he said, “and he will soon get <text:span text:style-name="T2"><text:s text:c="3"/>7 <text:s text:c="2"/></text:span><text:s/>.” Mark’s family and friends did not know <text:span text:style-name="T2"><text:s text:c="3"/>8 <text:s text:c="2"/></text:span><text:s/>to do. They could not read the strange words. Then a young man <text:span text:style-name="T2"><text:s text:c="3"/>9 <text:s text:c="2"/></text:span><text:s/>an idea. He took off the door of the house, put it on his carriage( <text:span text:style-name="T3">马车</text:span><text:span text:style-name="T1">) and drove to the nearest </text:span><text:span text:style-name="T2"><text:s text:c="3"/>10 <text:s text:c="2"/></text:span><text:s/>. He bought the medicine there, and Mark was soon well again.</text:p>
      <text:p text:style-name="P2"/>
      <text:p text:style-name="P1"><text:span text:style-name="T1">1. A. wake </text:span><text:tab/>B. cry <text:tab/>C. moved <text:tab/>D. die</text:p>
      <text:p text:style-name="P1"/>
      <text:p text:style-name="P1"><text:span text:style-name="T1">2. A. late </text:span><text:tab/>B. later <text:tab/>C. ago <text:tab/><text:tab/>D. before</text:p>
      <text:p text:style-name="P1"/>
      <text:p text:style-name="P1"><text:span text:style-name="T1">3. A. The sick man </text:span><text:tab/>B. Mark <text:tab/>C. The doctor <text:s text:c="3"/>D. The farmer</text:p>
      <text:p text:style-name="P1"/>
      <text:p text:style-name="P1"><text:span text:style-name="T1">4. A. and </text:span><text:tab/>B. or <text:tab/>C. then <text:tab/>D. also</text:p>
      <text:p text:style-name="P1"/>
      <text:p text:style-name="P1"><text:span text:style-name="T1">5. A. picked </text:span><text:tab/><text:tab/>B. held <text:tab/><text:tab/>C. made <text:tab/><text:tab/>D. looked</text:p>
      <text:p text:style-name="P1"><text:soft-page-break/></text:p>
      <text:p text:style-name="P1"><text:span text:style-name="T1">6. A.wall </text:span><text:tab/>B. window <text:tab/>C. ground <text:tab/>D. door</text:p>
      <text:p text:style-name="P1"/>
      <text:p text:style-name="P1"><text:span text:style-name="T1">7. A.well </text:span><text:tab/>B. worse <text:tab/><text:tab/>C. bad <text:tab/><text:tab/>D. good</text:p>
      <text:p text:style-name="P1"/>
      <text:p text:style-name="P1"><text:span text:style-name="T1">8. A. when </text:span><text:tab/>B. what <text:tab/><text:tab/>C. where <text:tab/><text:tab/>D. whick</text:p>
      <text:p text:style-name="P1"/>
      <text:p text:style-name="P1"><text:span text:style-name="T1">9. A. thought </text:span><text:tab/>B. hit <text:tab/>C. caught <text:tab/>D. had</text:p>
      <text:p text:style-name="P1"/>
      <text:p text:style-name="P1"><text:span text:style-name="T1">10. <text:s/>A. shop </text:span><text:tab/><text:tab/>B. farm <text:tab/>C. hospital <text:tab/>D. village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"><text:span text:style-name="T1">A young man asked Albert Einstein, the great German scientist , what the secret </text:span>of success is. The scientist told him that the secret of success is hard work. A few days later the young man asked the same question again. Einstein was very annoyed<text:span text:style-name="T4">. </text:span><text:span text:style-name="T1">He did not say anything ,but wrote a few words on a piece of paper . </text:span>On it was written: A = X + Y + Z.</text:p>
      <text:p text:style-name="P5">“What does this mean ?” asked the young man .</text:p>
      <text:p text:style-name="P2"><text:span text:style-name="T1">“A means “success”” explained the old scientist . “X stands for hard work ,Y for </text:span>good method (<text:span text:style-name="T4">方法</text:span><text:span text:style-name="T1">)</text:span><text:span text:style-name="T4">　</text:span><text:span text:style-name="T1">and Z, Z means stop talking and get down to work.”</text:span></text:p>
      <text:p text:style-name="P3"/>
      <text:p text:style-name="P3"/>
      <text:p text:style-name="P6">1. The young man _________.</text:p>
      <text:p text:style-name="P3"/>
      <text:p text:style-name="P3"><text:tab/><text:span text:style-name="T1">A. wanted to meet Einstein</text:span></text:p>
      <text:p text:style-name="P3"/>
      <text:p text:style-name="P3"><text:tab/><text:span text:style-name="T1">B. wanted to be a great scientist like Einstein</text:span></text:p>
      <text:p text:style-name="P3"/>
      <text:p text:style-name="P3"><text:tab/><text:span text:style-name="T1">C. was eager (</text:span><text:span text:style-name="T4">渴望</text:span><text:span text:style-name="T1">) to know the secret of success</text:span></text:p>
      <text:p text:style-name="P3"/>
      <text:p text:style-name="P3"><text:tab/><text:span text:style-name="T1">D. wanted to be a student of Einstein</text:span></text:p>
      <text:p text:style-name="P1"/>
      <text:p text:style-name="P6">2. In Einstein’s opinion, the secret of success was ________.</text:p>
      <text:p text:style-name="P3"/>
      <text:p text:style-name="P3"><text:tab/><text:span text:style-name="T1">A. to work with great energy (</text:span><text:span text:style-name="T4">精力，活力</text:span><text:span text:style-name="T1">)</text:span></text:p>
      <text:p text:style-name="P3"/>
      <text:p text:style-name="P3"><text:tab/><text:span text:style-name="T1">B. to study hard day and night</text:span></text:p>
      <text:p text:style-name="P3"><text:soft-page-break/></text:p>
      <text:p text:style-name="P3"><text:tab/><text:span text:style-name="T1">C. to learn from great scientists</text:span></text:p>
      <text:p text:style-name="P3"/>
      <text:p text:style-name="P3"><text:tab/><text:span text:style-name="T1">D. to raise (</text:span><text:span text:style-name="T4">提出</text:span><text:span text:style-name="T1">)</text:span><text:span text:style-name="T4">　</text:span><text:span text:style-name="T1">questions as many as you could</text:span></text:p>
      <text:p text:style-name="P3"/>
      <text:p text:style-name="P6">3. “Y” stands for _______.</text:p>
      <text:p text:style-name="P3"/>
      <text:p text:style-name="P3"><text:tab/><text:span text:style-name="T1">A. hard work </text:span></text:p>
      <text:p text:style-name="P3"/>
      <text:p text:style-name="P3"><text:tab/><text:span text:style-name="T1">B. great energy</text:span></text:p>
      <text:p text:style-name="P3"/>
      <text:p text:style-name="P3"><text:tab/><text:span text:style-name="T1">C. great success </text:span></text:p>
      <text:p text:style-name="P3"><text:tab/></text:p>
      <text:p text:style-name="P3"><text:tab/><text:span text:style-name="T1">D. good manner(</text:span><text:span text:style-name="T4">方法</text:span><text:span text:style-name="T1">)</text:span></text:p>
      <text:p text:style-name="P3"/>
      <text:p text:style-name="P6">4. The word “annoyed” means ________.</text:p>
      <text:p text:style-name="P3"/>
      <text:p text:style-name="P3"><text:tab/><text:span text:style-name="T1">A. angry </text:span><text:tab/><text:tab/><text:span text:style-name="T1">B. sad</text:span></text:p>
      <text:p text:style-name="P3"/>
      <text:p text:style-name="P3"><text:tab/><text:span text:style-name="T1">C. lovely </text:span><text:tab/><text:tab/><text:span text:style-name="T1">D. glad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wiss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2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2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2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6902in" fo:margin-right="0.690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55S</meta:editing-duration>
    <meta:editing-cycles>9</meta:editing-cycles>
    <meta:generator>OpenOffice/4.1.15$Win32 OpenOffice.org_project/4115m2$Build-9813</meta:generator>
    <dc:date>2025-11-09T13:41:01.51</dc:date>
    <meta:document-statistic meta:table-count="0" meta:image-count="0" meta:object-count="0" meta:page-count="4" meta:paragraph-count="35" meta:word-count="498" meta:character-count="2359"/>
    <meta:user-defined meta:name="Info 1"/>
    <meta:user-defined meta:name="Info 2"/>
    <meta:user-defined meta:name="Info 3"/>
    <meta:user-defined meta:name="Info 4"/>
  </office:meta>
</office:document-meta>
</file>